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9556" calcext:value-type="float">
            <text:p><text:s text:c="3"/>29,556</text:p>
          </table:table-cell>
          <table:table-cell table:style-name="ce43" office:value-type="float" office:value="27828" calcext:value-type="float">
            <text:p><text:s text:c="3"/>27,828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43" office:value-type="float" office:value="782" calcext:value-type="float">
            <text:p><text:s text:c="3"/>782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4371" calcext:value-type="float">
            <text:p><text:s text:c="3"/>14,371</text:p>
          </table:table-cell>
          <table:table-cell table:style-name="ce44" office:value-type="float" office:value="118" calcext:value-type="float">
            <text:p><text:s text:c="3"/>11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3457" calcext:value-type="float">
            <text:p><text:s text:c="3"/>13,457</text:p>
          </table:table-cell>
          <table:table-cell table:style-name="ce44" office:value-type="float" office:value="764" calcext:value-type="float">
            <text:p><text:s text:c="3"/>764</text:p>
          </table:table-cell>
          <table:table-cell table:style-name="ce44" office:value-type="float" office:value="705" calcext:value-type="float">
            <text:p><text:s text:c="3"/>705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05" calcext:value-type="float">
            <text:p><text:s text:c="3"/>505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696" calcext:value-type="float">
            <text:p><text:s text:c="3"/>26,696</text:p>
          </table:table-cell>
          <table:table-cell table:style-name="ce43" office:value-type="float" office:value="24901" calcext:value-type="float">
            <text:p><text:s text:c="3"/>24,901</text:p>
          </table:table-cell>
          <table:table-cell table:style-name="ce43" office:value-type="float" office:value="734" calcext:value-type="float">
            <text:p><text:s text:c="3"/>734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78" office:value-type="float" office:value="286" calcext:value-type="float">
            <text:p><text:s text:c="3"/>28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2929" calcext:value-type="float">
            <text:p><text:s text:c="3"/>12,929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310" calcext:value-type="float">
            <text:p><text:s text:c="3"/>31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1972" calcext:value-type="float">
            <text:p><text:s text:c="3"/>11,972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44" office:value-type="float" office:value="569" calcext:value-type="float">
            <text:p><text:s text:c="3"/>5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751" calcext:value-type="float">
            <text:p><text:s text:c="3"/>751</text:p>
          </table:table-cell>
          <table:table-cell table:style-name="ce44" office:value-type="float" office:value="700" calcext:value-type="float">
            <text:p><text:s text:c="3"/>700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835" calcext:value-type="float">
            <text:p><text:s text:c="3"/>835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78" office:value-type="float" office:value="328" calcext:value-type="float">
            <text:p><text:s text:c="3"/>3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79" office:value-type="float" office:value="253" calcext:value-type="float">
            <text:p><text:s text:c="3"/>25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706" calcext:value-type="float">
            <text:p><text:s text:c="3"/>706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10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20076" calcext:value-type="float">
            <text:p><text:s text:c="3"/>220,076</text:p>
          </table:table-cell>
          <table:table-cell table:style-name="ce41" office:value-type="float" office:value="202504" calcext:value-type="float">
            <text:p><text:s text:c="3"/>202,504</text:p>
          </table:table-cell>
          <table:table-cell table:style-name="ce41" office:value-type="float" office:value="7509" calcext:value-type="float">
            <text:p><text:s text:c="3"/>7,509</text:p>
          </table:table-cell>
          <table:table-cell table:style-name="ce41" office:value-type="float" office:value="6424" calcext:value-type="float">
            <text:p><text:s text:c="3"/>6,424</text:p>
          </table:table-cell>
          <table:table-cell table:style-name="ce41" office:value-type="float" office:value="1085" calcext:value-type="float">
            <text:p><text:s text:c="3"/>1,085</text:p>
          </table:table-cell>
          <table:table-cell table:style-name="ce41" office:value-type="float" office:value="10063" calcext:value-type="float">
            <text:p><text:s text:c="3"/>10,063</text:p>
          </table:table-cell>
          <table:table-cell table:style-name="ce41" office:value-type="float" office:value="7094" calcext:value-type="float">
            <text:p><text:s text:c="3"/>7,094</text:p>
          </table:table-cell>
          <table:table-cell table:style-name="ce76" office:value-type="float" office:value="2969" calcext:value-type="float">
            <text:p><text:s text:c="3"/>2,969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10038" calcext:value-type="float">
            <text:p><text:s text:c="3"/>110,038</text:p>
          </table:table-cell>
          <table:table-cell table:style-name="ce42" office:value-type="float" office:value="105610" calcext:value-type="float">
            <text:p><text:s text:c="3"/>105,610</text:p>
          </table:table-cell>
          <table:table-cell table:style-name="ce42" office:value-type="float" office:value="1180" calcext:value-type="float">
            <text:p><text:s text:c="3"/>1,180</text:p>
          </table:table-cell>
          <table:table-cell table:style-name="ce42" office:value-type="float" office:value="683" calcext:value-type="float">
            <text:p><text:s text:c="3"/>683</text:p>
          </table:table-cell>
          <table:table-cell table:style-name="ce42" office:value-type="float" office:value="497" calcext:value-type="float">
            <text:p><text:s text:c="3"/>497</text:p>
          </table:table-cell>
          <table:table-cell table:style-name="ce42" office:value-type="float" office:value="3248" calcext:value-type="float">
            <text:p><text:s text:c="3"/>3,248</text:p>
          </table:table-cell>
          <table:table-cell table:style-name="ce42" office:value-type="float" office:value="825" calcext:value-type="float">
            <text:p><text:s text:c="3"/>825</text:p>
          </table:table-cell>
          <table:table-cell table:style-name="ce77" office:value-type="float" office:value="2423" calcext:value-type="float">
            <text:p><text:s text:c="3"/>2,42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10038" calcext:value-type="float">
            <text:p><text:s text:c="3"/>110,038</text:p>
          </table:table-cell>
          <table:table-cell table:style-name="ce42" office:value-type="float" office:value="96894" calcext:value-type="float">
            <text:p><text:s text:c="3"/>96,894</text:p>
          </table:table-cell>
          <table:table-cell table:style-name="ce42" office:value-type="float" office:value="6329" calcext:value-type="float">
            <text:p><text:s text:c="3"/>6,329</text:p>
          </table:table-cell>
          <table:table-cell table:style-name="ce42" office:value-type="float" office:value="5741" calcext:value-type="float">
            <text:p><text:s text:c="3"/>5,741</text:p>
          </table:table-cell>
          <table:table-cell table:style-name="ce42" office:value-type="float" office:value="588" calcext:value-type="float">
            <text:p><text:s text:c="3"/>588</text:p>
          </table:table-cell>
          <table:table-cell table:style-name="ce42" office:value-type="float" office:value="6815" calcext:value-type="float">
            <text:p><text:s text:c="3"/>6,815</text:p>
          </table:table-cell>
          <table:table-cell table:style-name="ce42" office:value-type="float" office:value="6269" calcext:value-type="float">
            <text:p><text:s text:c="3"/>6,269</text:p>
          </table:table-cell>
          <table:table-cell table:style-name="ce77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880" calcext:value-type="float">
            <text:p><text:s text:c="3"/>880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2947" calcext:value-type="float">
            <text:p><text:s text:c="3"/>12,947</text:p>
          </table:table-cell>
          <table:table-cell table:style-name="ce44" office:value-type="float" office:value="794" calcext:value-type="float">
            <text:p><text:s text:c="3"/>794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78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9260" calcext:value-type="float">
            <text:p><text:s text:c="3"/>9,260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563" calcext:value-type="float">
            <text:p><text:s text:c="3"/>563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850" calcext:value-type="float">
            <text:p><text:s text:c="3"/>850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78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544" calcext:value-type="float">
            <text:p><text:s text:c="3"/>544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78" office:value-type="float" office:value="316" calcext:value-type="float">
            <text:p><text:s text:c="3"/>3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637" calcext:value-type="float">
            <text:p><text:s text:c="3"/>637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598" calcext:value-type="float">
            <text:p><text:s text:c="3"/>598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19" calcext:value-type="float">
            <text:p><text:s text:c="3"/>619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00" calcext:value-type="float">
            <text:p><text:s text:c="3"/>600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44" calcext:value-type="float">
            <text:p><text:s text:c="3"/>24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607" calcext:value-type="float">
            <text:p><text:s text:c="3"/>607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3]-[.C64])/[.C64]*100);0;([.C103]-[.C64])/[.C64]*100)" office:value-type="float" office:value="-10.4344295574503" calcext:value-type="float">
            <text:p><text:s text:c="3"/>－10.43</text:p>
          </table:table-cell>
          <table:table-cell table:style-name="ce45" table:formula="of:=IF(ISERROR(([.D103]-[.D64])/[.D64]*100);0;([.D103]-[.D64])/[.D64]*100)" office:value-type="float" office:value="-11.1398591346845" calcext:value-type="float">
            <text:p><text:s text:c="3"/>－11.14</text:p>
          </table:table-cell>
          <table:table-cell table:style-name="ce45" table:formula="of:=IF(ISERROR(([.E103]-[.E64])/[.E64]*100);0;([.E103]-[.E64])/[.E64]*100)" office:value-type="float" office:value="-18.140589569161" calcext:value-type="float">
            <text:p><text:s text:c="3"/>－18.14</text:p>
          </table:table-cell>
          <table:table-cell table:style-name="ce45" table:formula="of:=IF(ISERROR(([.F103]-[.F64])/[.F64]*100);0;([.F103]-[.F64])/[.F64]*100)" office:value-type="float" office:value="-23.5294117647059" calcext:value-type="float">
            <text:p><text:s text:c="3"/>－23.53</text:p>
          </table:table-cell>
          <table:table-cell table:style-name="ce45" table:formula="of:=IF(ISERROR(([.G103]-[.G64])/[.G64]*100);0;([.G103]-[.G64])/[.G64]*100)" office:value-type="float" office:value="24" calcext:value-type="float">
            <text:p>24.00</text:p>
          </table:table-cell>
          <table:table-cell table:style-name="ce45" table:formula="of:=IF(ISERROR(([.H103]-[.H64])/[.H64]*100);0;([.H103]-[.H64])/[.H64]*100)" office:value-type="float" office:value="20.8037825059102" calcext:value-type="float">
            <text:p>20.80</text:p>
          </table:table-cell>
          <table:table-cell table:style-name="ce45" table:formula="of:=IF(ISERROR(([.I103]-[.I64])/[.I64]*100);0;([.I103]-[.I64])/[.I64]*100)" office:value-type="float" office:value="25.3886010362694" calcext:value-type="float">
            <text:p>25.39</text:p>
          </table:table-cell>
          <table:table-cell table:style-name="ce80" table:formula="of:=IF(ISERROR(([.J103]-[.J64])/[.J64]*100);0;([.J103]-[.J64])/[.J64]*100)" office:value-type="float" office:value="10.8614232209738" calcext:value-type="float">
            <text:p>10.8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04]-[.C65])/[.C65]*100);0;([.C104]-[.C65])/[.C65]*100)" office:value-type="float" office:value="-10.4344295574503" calcext:value-type="float">
            <text:p><text:s text:c="3"/>－10.43</text:p>
          </table:table-cell>
          <table:table-cell table:style-name="ce46" table:formula="of:=IF(ISERROR(([.D104]-[.D65])/[.D65]*100);0;([.D104]-[.D65])/[.D65]*100)" office:value-type="float" office:value="-10.9874051910097" calcext:value-type="float">
            <text:p><text:s text:c="3"/>－10.99</text:p>
          </table:table-cell>
          <table:table-cell table:style-name="ce46" table:formula="of:=IF(ISERROR(([.E104]-[.E65])/[.E65]*100);0;([.E104]-[.E65])/[.E65]*100)" office:value-type="float" office:value="-2.54237288135593" calcext:value-type="float">
            <text:p><text:s text:c="3"/>－2.54</text:p>
          </table:table-cell>
          <table:table-cell table:style-name="ce46" table:formula="of:=IF(ISERROR(([.F104]-[.F65])/[.F65]*100);0;([.F104]-[.F65])/[.F65]*100)" office:value-type="float" office:value="-15.5844155844156" calcext:value-type="float">
            <text:p><text:s text:c="3"/>－15.58</text:p>
          </table:table-cell>
          <table:table-cell table:style-name="ce46" table:formula="of:=IF(ISERROR(([.G104]-[.G65])/[.G65]*100);0;([.G104]-[.G65])/[.G65]*100)" office:value-type="float" office:value="21.9512195121951" calcext:value-type="float">
            <text:p>21.95</text:p>
          </table:table-cell>
          <table:table-cell table:style-name="ce46" table:formula="of:=IF(ISERROR(([.H104]-[.H65])/[.H65]*100);0;([.H104]-[.H65])/[.H65]*100)" office:value-type="float" office:value="13.840830449827" calcext:value-type="float">
            <text:p>13.84</text:p>
          </table:table-cell>
          <table:table-cell table:style-name="ce46" table:formula="of:=IF(ISERROR(([.I104]-[.I65])/[.I65]*100);0;([.I104]-[.I65])/[.I65]*100)" office:value-type="float" office:value="14.8648648648649" calcext:value-type="float">
            <text:p>14.86</text:p>
          </table:table-cell>
          <table:table-cell table:style-name="ce81" table:formula="of:=IF(ISERROR(([.J104]-[.J65])/[.J65]*100);0;([.J104]-[.J65])/[.J65]*100)" office:value-type="float" office:value="13.4883720930233" calcext:value-type="float">
            <text:p>13.4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05]-[.C66])/[.C66]*100);0;([.C105]-[.C66])/[.C66]*100)" office:value-type="float" office:value="-10.4344295574503" calcext:value-type="float">
            <text:p><text:s text:c="3"/>－10.43</text:p>
          </table:table-cell>
          <table:table-cell table:style-name="ce47" table:formula="of:=IF(ISERROR(([.D105]-[.D66])/[.D66]*100);0;([.D105]-[.D66])/[.D66]*100)" office:value-type="float" office:value="-11.3026677565579" calcext:value-type="float">
            <text:p><text:s text:c="3"/>－11.30</text:p>
          </table:table-cell>
          <table:table-cell table:style-name="ce47" table:formula="of:=IF(ISERROR(([.E105]-[.E66])/[.E66]*100);0;([.E105]-[.E66])/[.E66]*100)" office:value-type="float" office:value="-20.5497382198953" calcext:value-type="float">
            <text:p><text:s text:c="3"/>－20.55</text:p>
          </table:table-cell>
          <table:table-cell table:style-name="ce47" table:formula="of:=IF(ISERROR(([.F105]-[.F66])/[.F66]*100);0;([.F105]-[.F66])/[.F66]*100)" office:value-type="float" office:value="-24.3971631205674" calcext:value-type="float">
            <text:p><text:s text:c="3"/>－24.40</text:p>
          </table:table-cell>
          <table:table-cell table:style-name="ce47" table:formula="of:=IF(ISERROR(([.G105]-[.G66])/[.G66]*100);0;([.G105]-[.G66])/[.G66]*100)" office:value-type="float" office:value="25.4237288135593" calcext:value-type="float">
            <text:p>25.42</text:p>
          </table:table-cell>
          <table:table-cell table:style-name="ce47" table:formula="of:=IF(ISERROR(([.H105]-[.H66])/[.H66]*100);0;([.H105]-[.H66])/[.H66]*100)" office:value-type="float" office:value="24.4165170556553" calcext:value-type="float">
            <text:p>24.42</text:p>
          </table:table-cell>
          <table:table-cell table:style-name="ce47" table:formula="of:=IF(ISERROR(([.I105]-[.I66])/[.I66]*100);0;([.I105]-[.I66])/[.I66]*100)" office:value-type="float" office:value="26.9306930693069" calcext:value-type="float">
            <text:p>26.93</text:p>
          </table:table-cell>
          <table:table-cell table:style-name="ce82" table:formula="of:=IF(ISERROR(([.J105]-[.J66])/[.J66]*100);0;([.J105]-[.J66])/[.J66]*100)" office:value-type="float" office:value="0" calcext:value-type="float">
            <text:p>－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3]-[.C100])/[.C100]*100);0;([.C103]-[.C100])/[.C100]*100)" office:value-type="float" office:value="68.7404385517593" calcext:value-type="float">
            <text:p>68.74</text:p>
          </table:table-cell>
          <table:table-cell table:style-name="ce48" table:formula="of:=IF(ISERROR(([.D103]-[.D100])/[.D100]*100);0;([.D103]-[.D100])/[.D100]*100)" office:value-type="float" office:value="76.3262977752425" calcext:value-type="float">
            <text:p>76.33</text:p>
          </table:table-cell>
          <table:table-cell table:style-name="ce48" table:formula="of:=IF(ISERROR(([.E103]-[.E100])/[.E100]*100);0;([.E103]-[.E100])/[.E100]*100)" office:value-type="float" office:value="-0.413793103448276" calcext:value-type="float">
            <text:p><text:s text:c="3"/>－0.41</text:p>
          </table:table-cell>
          <table:table-cell table:style-name="ce48" table:formula="of:=IF(ISERROR(([.F103]-[.F100])/[.F100]*100);0;([.F103]-[.F100])/[.F100]*100)" office:value-type="float" office:value="-5.6782334384858" calcext:value-type="float">
            <text:p><text:s text:c="3"/>－5.68</text:p>
          </table:table-cell>
          <table:table-cell table:style-name="ce48" table:formula="of:=IF(ISERROR(([.G103]-[.G100])/[.G100]*100);0;([.G103]-[.G100])/[.G100]*100)" office:value-type="float" office:value="36.2637362637363" calcext:value-type="float">
            <text:p>36.26</text:p>
          </table:table-cell>
          <table:table-cell table:style-name="ce48" table:formula="of:=IF(ISERROR(([.H103]-[.H100])/[.H100]*100);0;([.H103]-[.H100])/[.H100]*100)" office:value-type="float" office:value="8.83919062832801" calcext:value-type="float">
            <text:p>8.84</text:p>
          </table:table-cell>
          <table:table-cell table:style-name="ce48" table:formula="of:=IF(ISERROR(([.I103]-[.I100])/[.I100]*100);0;([.I103]-[.I100])/[.I100]*100)" office:value-type="float" office:value="8.35820895522388" calcext:value-type="float">
            <text:p>8.36</text:p>
          </table:table-cell>
          <table:table-cell table:style-name="ce83" table:formula="of:=IF(ISERROR(([.J103]-[.J100])/[.J100]*100);0;([.J103]-[.J100])/[.J100]*100)" office:value-type="float" office:value="10.0371747211896" calcext:value-type="float">
            <text:p>10.04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04]-[.C101])/[.C101]*100);0;([.C104]-[.C101])/[.C101]*100)" office:value-type="float" office:value="68.7404385517593" calcext:value-type="float">
            <text:p>68.74</text:p>
          </table:table-cell>
          <table:table-cell table:style-name="ce46" table:formula="of:=IF(ISERROR(([.D104]-[.D101])/[.D101]*100);0;([.D104]-[.D101])/[.D101]*100)" office:value-type="float" office:value="72.3524656426839" calcext:value-type="float">
            <text:p>72.35</text:p>
          </table:table-cell>
          <table:table-cell table:style-name="ce46" table:formula="of:=IF(ISERROR(([.E104]-[.E101])/[.E101]*100);0;([.E104]-[.E101])/[.E101]*100)" office:value-type="float" office:value="-8" calcext:value-type="float">
            <text:p><text:s text:c="3"/>－8.00</text:p>
          </table:table-cell>
          <table:table-cell table:style-name="ce46" table:formula="of:=IF(ISERROR(([.F104]-[.F101])/[.F101]*100);0;([.F104]-[.F101])/[.F101]*100)" office:value-type="float" office:value="-14.4736842105263" calcext:value-type="float">
            <text:p><text:s text:c="3"/>－14.47</text:p>
          </table:table-cell>
          <table:table-cell table:style-name="ce46" table:formula="of:=IF(ISERROR(([.G104]-[.G101])/[.G101]*100);0;([.G104]-[.G101])/[.G101]*100)" office:value-type="float" office:value="2.04081632653061" calcext:value-type="float">
            <text:p>2.04</text:p>
          </table:table-cell>
          <table:table-cell table:style-name="ce46" table:formula="of:=IF(ISERROR(([.H104]-[.H101])/[.H101]*100);0;([.H104]-[.H101])/[.H101]*100)" office:value-type="float" office:value="10.7744107744108" calcext:value-type="float">
            <text:p>10.77</text:p>
          </table:table-cell>
          <table:table-cell table:style-name="ce46" table:formula="of:=IF(ISERROR(([.I104]-[.I101])/[.I101]*100);0;([.I104]-[.I101])/[.I101]*100)" office:value-type="float" office:value="13.3333333333333" calcext:value-type="float">
            <text:p>13.33</text:p>
          </table:table-cell>
          <table:table-cell table:style-name="ce81" table:formula="of:=IF(ISERROR(([.J104]-[.J101])/[.J101]*100);0;([.J104]-[.J101])/[.J101]*100)" office:value-type="float" office:value="9.90990990990991" calcext:value-type="float">
            <text:p>9.91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05]-[.C102])/[.C102]*100);0;([.C105]-[.C102])/[.C102]*100)" office:value-type="float" office:value="68.7404385517593" calcext:value-type="float">
            <text:p>68.74</text:p>
          </table:table-cell>
          <table:table-cell table:style-name="ce47" table:formula="of:=IF(ISERROR(([.D105]-[.D102])/[.D102]*100);0;([.D105]-[.D102])/[.D102]*100)" office:value-type="float" office:value="80.7936988791276" calcext:value-type="float">
            <text:p>80.79</text:p>
          </table:table-cell>
          <table:table-cell table:style-name="ce47" table:formula="of:=IF(ISERROR(([.E105]-[.E102])/[.E102]*100);0;([.E105]-[.E102])/[.E102]*100)" office:value-type="float" office:value="1.16666666666667" calcext:value-type="float">
            <text:p>1.17</text:p>
          </table:table-cell>
          <table:table-cell table:style-name="ce47" table:formula="of:=IF(ISERROR(([.F105]-[.F102])/[.F102]*100);0;([.F105]-[.F102])/[.F102]*100)" office:value-type="float" office:value="-4.48028673835125" calcext:value-type="float">
            <text:p><text:s text:c="3"/>－4.48</text:p>
          </table:table-cell>
          <table:table-cell table:style-name="ce47" table:formula="of:=IF(ISERROR(([.G105]-[.G102])/[.G102]*100);0;([.G105]-[.G102])/[.G102]*100)" office:value-type="float" office:value="76.1904761904762" calcext:value-type="float">
            <text:p>76.19</text:p>
          </table:table-cell>
          <table:table-cell table:style-name="ce47" table:formula="of:=IF(ISERROR(([.H105]-[.H102])/[.H102]*100);0;([.H105]-[.H102])/[.H102]*100)" office:value-type="float" office:value="7.94392523364486" calcext:value-type="float">
            <text:p>7.94</text:p>
          </table:table-cell>
          <table:table-cell table:style-name="ce47" table:formula="of:=IF(ISERROR(([.I105]-[.I102])/[.I102]*100);0;([.I105]-[.I102])/[.I102]*100)" office:value-type="float" office:value="7.73109243697479" calcext:value-type="float">
            <text:p>7.73</text:p>
          </table:table-cell>
          <table:table-cell table:style-name="ce82" table:formula="of:=IF(ISERROR(([.J105]-[.J102])/[.J102]*100);0;([.J105]-[.J102])/[.J102]*100)" office:value-type="float" office:value="10.6382978723404" calcext:value-type="float">
            <text:p>10.64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6年11月3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6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6 年 10 月 份" calcext:value-type="string" table:number-columns-spanned="4" table:number-rows-spanned="1">
            <text:p><text:s/>中 華 民 國 106 年 10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6472" calcext:value-type="float">
            <text:p><text:s text:c="3"/>26,472</text:p>
          </table:table-cell>
          <table:table-cell table:style-name="ce107" office:value-type="float" office:value="24728" calcext:value-type="float">
            <text:p><text:s text:c="3"/>24,728</text:p>
          </table:table-cell>
          <table:table-cell table:style-name="ce107" office:value-type="float" office:value="722" calcext:value-type="float">
            <text:p><text:s text:c="3"/>722</text:p>
          </table:table-cell>
          <table:table-cell table:style-name="ce107" office:value-type="float" office:value="598" calcext:value-type="float">
            <text:p><text:s text:c="3"/>598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14" office:value-type="float" office:value="1022" calcext:value-type="float">
            <text:p><text:s text:c="3"/>1,022</text:p>
          </table:table-cell>
          <table:table-cell table:style-name="ce114" office:value-type="float" office:value="726" calcext:value-type="float">
            <text:p><text:s text:c="3"/>726</text:p>
          </table:table-cell>
          <table:table-cell table:style-name="ce115" office:value-type="float" office:value="296" calcext:value-type="float">
            <text:p><text:s text:c="3"/>296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3236" calcext:value-type="float">
            <text:p><text:s text:c="3"/>13,236</text:p>
          </table:table-cell>
          <table:table-cell table:style-name="ce107" office:value-type="float" office:value="12792" calcext:value-type="float">
            <text:p><text:s text:c="3"/>12,792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329" calcext:value-type="float">
            <text:p><text:s text:c="3"/>329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116" office:value-type="float" office:value="244" calcext:value-type="float">
            <text:p><text:s text:c="3"/>244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3236" calcext:value-type="float">
            <text:p><text:s text:c="3"/>13,236</text:p>
          </table:table-cell>
          <table:table-cell table:style-name="ce108" office:value-type="float" office:value="11936" calcext:value-type="float">
            <text:p><text:s text:c="3"/>11,936</text:p>
          </table:table-cell>
          <table:table-cell table:style-name="ce108" office:value-type="float" office:value="607" calcext:value-type="float">
            <text:p><text:s text:c="3"/>607</text:p>
          </table:table-cell>
          <table:table-cell table:style-name="ce108" office:value-type="float" office:value="533" calcext:value-type="float">
            <text:p><text:s text:c="3"/>533</text:p>
          </table:table-cell>
          <table:table-cell table:style-name="ce108" office:value-type="float" office:value="74" calcext:value-type="float">
            <text:p><text:s text:c="3"/>74</text:p>
          </table:table-cell>
          <table:table-cell table:style-name="ce108" office:value-type="float" office:value="693" calcext:value-type="float">
            <text:p><text:s text:c="3"/>693</text:p>
          </table:table-cell>
          <table:table-cell table:style-name="ce108" office:value-type="float" office:value="641" calcext:value-type="float">
            <text:p><text:s text:c="3"/>641</text:p>
          </table:table-cell>
          <table:table-cell table:style-name="ce11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4724" calcext:value-type="float">
            <text:p><text:s text:c="3"/>4,724</text:p>
          </table:table-cell>
          <table:table-cell table:style-name="ce100" office:value-type="float" office:value="4373" calcext:value-type="float">
            <text:p><text:s text:c="3"/>4,373</text:p>
          </table:table-cell>
          <table:table-cell table:style-name="ce100" office:value-type="float" office:value="151" calcext:value-type="float">
            <text:p><text:s text:c="3"/>151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00" calcext:value-type="float">
            <text:p><text:s text:c="3"/>200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18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2362" calcext:value-type="float">
            <text:p><text:s text:c="3"/>2,362</text:p>
          </table:table-cell>
          <table:table-cell table:style-name="ce109" office:value-type="float" office:value="2266" calcext:value-type="float">
            <text:p><text:s text:c="3"/>2,266</text:p>
          </table:table-cell>
          <table:table-cell table:style-name="ce113" office:value-type="float" office:value="26" calcext:value-type="float">
            <text:p><text:s text:c="3"/>26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70" calcext:value-type="float">
            <text:p><text:s text:c="3"/>70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2362" calcext:value-type="float">
            <text:p><text:s text:c="3"/>2,362</text:p>
          </table:table-cell>
          <table:table-cell table:style-name="ce101" office:value-type="float" office:value="2107" calcext:value-type="float">
            <text:p><text:s text:c="3"/>2,107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1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074" calcext:value-type="float">
            <text:p><text:s text:c="3"/>3,074</text:p>
          </table:table-cell>
          <table:table-cell table:style-name="ce100" office:value-type="float" office:value="2827" calcext:value-type="float">
            <text:p><text:s text:c="3"/>2,827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18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537" calcext:value-type="float">
            <text:p><text:s text:c="3"/>1,537</text:p>
          </table:table-cell>
          <table:table-cell table:style-name="ce109" office:value-type="float" office:value="1434" calcext:value-type="float">
            <text:p><text:s text:c="3"/>1,434</text:p>
          </table:table-cell>
          <table:table-cell table:style-name="ce113" office:value-type="float" office:value="31" calcext:value-type="float">
            <text:p><text:s text:c="3"/>31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72" calcext:value-type="float">
            <text:p><text:s text:c="3"/>72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8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537" calcext:value-type="float">
            <text:p><text:s text:c="3"/>1,537</text:p>
          </table:table-cell>
          <table:table-cell table:style-name="ce101" office:value-type="float" office:value="1393" calcext:value-type="float">
            <text:p><text:s text:c="3"/>1,393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922" calcext:value-type="float">
            <text:p><text:s text:c="3"/>2,922</text:p>
          </table:table-cell>
          <table:table-cell table:style-name="ce100" office:value-type="float" office:value="2721" calcext:value-type="float">
            <text:p><text:s text:c="3"/>2,721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30" calcext:value-type="float">
            <text:p><text:s text:c="3"/>130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461" calcext:value-type="float">
            <text:p><text:s text:c="3"/>1,461</text:p>
          </table:table-cell>
          <table:table-cell table:style-name="ce109" office:value-type="float" office:value="1417" calcext:value-type="float">
            <text:p><text:s text:c="3"/>1,417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4" calcext:value-type="float">
            <text:p><text:s text:c="3"/>34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461" calcext:value-type="float">
            <text:p><text:s text:c="3"/>1,461</text:p>
          </table:table-cell>
          <table:table-cell table:style-name="ce101" office:value-type="float" office:value="1304" calcext:value-type="float">
            <text:p><text:s text:c="3"/>1,304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3432" calcext:value-type="float">
            <text:p><text:s text:c="3"/>3,432</text:p>
          </table:table-cell>
          <table:table-cell table:style-name="ce100" office:value-type="float" office:value="3242" calcext:value-type="float">
            <text:p><text:s text:c="3"/>3,242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21" calcext:value-type="float">
            <text:p><text:s text:c="3"/>121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716" calcext:value-type="float">
            <text:p><text:s text:c="3"/>1,716</text:p>
          </table:table-cell>
          <table:table-cell table:style-name="ce109" office:value-type="float" office:value="1661" calcext:value-type="float">
            <text:p><text:s text:c="3"/>1,661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43" calcext:value-type="float">
            <text:p><text:s text:c="3"/>43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716" calcext:value-type="float">
            <text:p><text:s text:c="3"/>1,716</text:p>
          </table:table-cell>
          <table:table-cell table:style-name="ce101" office:value-type="float" office:value="1581" calcext:value-type="float">
            <text:p><text:s text:c="3"/>1,581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888" calcext:value-type="float">
            <text:p><text:s text:c="3"/>1,888</text:p>
          </table:table-cell>
          <table:table-cell table:style-name="ce100" office:value-type="float" office:value="1785" calcext:value-type="float">
            <text:p><text:s text:c="3"/>1,785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44" calcext:value-type="float">
            <text:p><text:s text:c="3"/>944</text:p>
          </table:table-cell>
          <table:table-cell table:style-name="ce109" office:value-type="float" office:value="919" calcext:value-type="float">
            <text:p><text:s text:c="3"/>919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944" calcext:value-type="float">
            <text:p><text:s text:c="3"/>944</text:p>
          </table:table-cell>
          <table:table-cell table:style-name="ce101" office:value-type="float" office:value="866" calcext:value-type="float">
            <text:p><text:s text:c="3"/>866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890" calcext:value-type="float">
            <text:p><text:s text:c="3"/>2,890</text:p>
          </table:table-cell>
          <table:table-cell table:style-name="ce100" office:value-type="float" office:value="2709" calcext:value-type="float">
            <text:p><text:s text:c="3"/>2,709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445" calcext:value-type="float">
            <text:p><text:s text:c="3"/>1,445</text:p>
          </table:table-cell>
          <table:table-cell table:style-name="ce109" office:value-type="float" office:value="1405" calcext:value-type="float">
            <text:p><text:s text:c="3"/>1,405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31" calcext:value-type="float">
            <text:p><text:s text:c="3"/>31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445" calcext:value-type="float">
            <text:p><text:s text:c="3"/>1,445</text:p>
          </table:table-cell>
          <table:table-cell table:style-name="ce101" office:value-type="float" office:value="1304" calcext:value-type="float">
            <text:p><text:s text:c="3"/>1,304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7386" calcext:value-type="float">
            <text:p><text:s text:c="3"/>7,386</text:p>
          </table:table-cell>
          <table:table-cell table:style-name="ce100" office:value-type="float" office:value="6925" calcext:value-type="float">
            <text:p><text:s text:c="3"/>6,925</text:p>
          </table:table-cell>
          <table:table-cell table:style-name="ce100" office:value-type="float" office:value="189" calcext:value-type="float">
            <text:p><text:s text:c="3"/>189</text:p>
          </table:table-cell>
          <table:table-cell table:style-name="ce100" office:value-type="float" office:value="158" calcext:value-type="float">
            <text:p><text:s text:c="3"/>158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72" calcext:value-type="float">
            <text:p><text:s text:c="3"/>272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20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3693" calcext:value-type="float">
            <text:p><text:s text:c="3"/>3,693</text:p>
          </table:table-cell>
          <table:table-cell table:style-name="ce110" office:value-type="float" office:value="3615" calcext:value-type="float">
            <text:p><text:s text:c="3"/>3,615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60" calcext:value-type="float">
            <text:p><text:s text:c="3"/>60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21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3693" calcext:value-type="float">
            <text:p><text:s text:c="3"/>3,693</text:p>
          </table:table-cell>
          <table:table-cell table:style-name="ce111" office:value-type="float" office:value="3310" calcext:value-type="float">
            <text:p><text:s text:c="3"/>3,310</text:p>
          </table:table-cell>
          <table:table-cell table:style-name="ce111" office:value-type="float" office:value="171" calcext:value-type="float">
            <text:p><text:s text:c="3"/>171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212" calcext:value-type="float">
            <text:p><text:s text:c="3"/>212</text:p>
          </table:table-cell>
          <table:table-cell table:style-name="ce111" office:value-type="float" office:value="202" calcext:value-type="float">
            <text:p><text:s text:c="3"/>202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462" calcext:value-type="float">
            <text:p><text:s text:c="3"/>462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231" calcext:value-type="float">
            <text:p><text:s text:c="3"/>231</text:p>
          </table:table-cell>
          <table:table-cell table:style-name="ce112" office:value-type="float" office:value="226" calcext:value-type="float">
            <text:p><text:s text:c="3"/>22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231" calcext:value-type="float">
            <text:p><text:s text:c="3"/>231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594" calcext:value-type="float">
            <text:p><text:s text:c="3"/>59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13" calcext:value-type="float">
            <text:p><text:s text:c="3"/>313</text:p>
          </table:table-cell>
          <table:table-cell table:style-name="ce112" office:value-type="float" office:value="308" calcext:value-type="float">
            <text:p><text:s text:c="3"/>30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13" calcext:value-type="float">
            <text:p><text:s text:c="3"/>313</text:p>
          </table:table-cell>
          <table:table-cell table:style-name="ce103" office:value-type="float" office:value="286" calcext:value-type="float">
            <text:p><text:s text:c="3"/>286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54" calcext:value-type="float">
            <text:p><text:s text:c="3"/>654</text:p>
          </table:table-cell>
          <table:table-cell table:style-name="ce102" office:value-type="float" office:value="611" calcext:value-type="float">
            <text:p><text:s text:c="3"/>61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27" calcext:value-type="float">
            <text:p><text:s text:c="3"/>327</text:p>
          </table:table-cell>
          <table:table-cell table:style-name="ce112" office:value-type="float" office:value="323" calcext:value-type="float">
            <text:p><text:s text:c="3"/>32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27" calcext:value-type="float">
            <text:p><text:s text:c="3"/>327</text:p>
          </table:table-cell>
          <table:table-cell table:style-name="ce103" office:value-type="float" office:value="288" calcext:value-type="float">
            <text:p><text:s text:c="3"/>288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390" calcext:value-type="float">
            <text:p><text:s text:c="3"/>1,390</text:p>
          </table:table-cell>
          <table:table-cell table:style-name="ce102" office:value-type="float" office:value="1308" calcext:value-type="float">
            <text:p><text:s text:c="3"/>1,30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695" calcext:value-type="float">
            <text:p><text:s text:c="3"/>695</text:p>
          </table:table-cell>
          <table:table-cell table:style-name="ce112" office:value-type="float" office:value="684" calcext:value-type="float">
            <text:p><text:s text:c="3"/>68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695" calcext:value-type="float">
            <text:p><text:s text:c="3"/>695</text:p>
          </table:table-cell>
          <table:table-cell table:style-name="ce103" office:value-type="float" office:value="624" calcext:value-type="float">
            <text:p><text:s text:c="3"/>624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22" calcext:value-type="float">
            <text:p><text:s text:c="3"/>522</text:p>
          </table:table-cell>
          <table:table-cell table:style-name="ce102" office:value-type="float" office:value="479" calcext:value-type="float">
            <text:p><text:s text:c="3"/>47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style-name="ce112" office:value-type="float" office:value="248" calcext:value-type="float">
            <text:p><text:s text:c="3"/>24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61" calcext:value-type="float">
            <text:p><text:s text:c="3"/>261</text:p>
          </table:table-cell>
          <table:table-cell table:style-name="ce103" office:value-type="float" office:value="231" calcext:value-type="float">
            <text:p><text:s text:c="3"/>23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06" calcext:value-type="float">
            <text:p><text:s text:c="3"/>606</text:p>
          </table:table-cell>
          <table:table-cell table:style-name="ce102" office:value-type="float" office:value="559" calcext:value-type="float">
            <text:p><text:s text:c="3"/>559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03" calcext:value-type="float">
            <text:p><text:s text:c="3"/>303</text:p>
          </table:table-cell>
          <table:table-cell table:style-name="ce112" office:value-type="float" office:value="302" calcext:value-type="float">
            <text:p><text:s text:c="3"/>30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03" calcext:value-type="float">
            <text:p><text:s text:c="3"/>303</text:p>
          </table:table-cell>
          <table:table-cell table:style-name="ce103" office:value-type="float" office:value="257" calcext:value-type="float">
            <text:p><text:s text:c="3"/>257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84" calcext:value-type="float">
            <text:p><text:s text:c="3"/>484</text:p>
          </table:table-cell>
          <table:table-cell table:style-name="ce102" office:value-type="float" office:value="452" calcext:value-type="float">
            <text:p><text:s text:c="3"/>452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style-name="ce112" office:value-type="float" office:value="237" calcext:value-type="float">
            <text:p><text:s text:c="3"/>23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42" calcext:value-type="float">
            <text:p><text:s text:c="3"/>242</text:p>
          </table:table-cell>
          <table:table-cell table:style-name="ce103" office:value-type="float" office:value="215" calcext:value-type="float">
            <text:p><text:s text:c="3"/>2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84" calcext:value-type="float">
            <text:p><text:s text:c="3"/>684</text:p>
          </table:table-cell>
          <table:table-cell table:style-name="ce102" office:value-type="float" office:value="645" calcext:value-type="float">
            <text:p><text:s text:c="3"/>64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42" calcext:value-type="float">
            <text:p><text:s text:c="3"/>342</text:p>
          </table:table-cell>
          <table:table-cell table:style-name="ce112" office:value-type="float" office:value="335" calcext:value-type="float">
            <text:p><text:s text:c="3"/>33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42" calcext:value-type="float">
            <text:p><text:s text:c="3"/>342</text:p>
          </table:table-cell>
          <table:table-cell table:style-name="ce103" office:value-type="float" office:value="310" calcext:value-type="float">
            <text:p><text:s text:c="3"/>3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82" calcext:value-type="float">
            <text:p><text:s text:c="3"/>18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12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10" calcext:value-type="float">
            <text:p><text:s text:c="3"/>410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05" calcext:value-type="float">
            <text:p><text:s text:c="3"/>205</text:p>
          </table:table-cell>
          <table:table-cell table:style-name="ce112" office:value-type="float" office:value="196" calcext:value-type="float">
            <text:p><text:s text:c="3"/>19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2" office:value-type="float" office:value="100" calcext:value-type="float">
            <text:p><text:s text:c="3"/>10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number-columns-repeated="2" table:style-name="ce103" office:value-type="float" office:value="50" calcext:value-type="float">
            <text:p><text:s text:c="3"/>50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04" calcext:value-type="float">
            <text:p><text:s text:c="3"/>404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02" calcext:value-type="float">
            <text:p><text:s text:c="3"/>202</text:p>
          </table:table-cell>
          <table:table-cell table:style-name="ce112" office:value-type="float" office:value="196" calcext:value-type="float">
            <text:p><text:s text:c="3"/>19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60" calcext:value-type="float">
            <text:p><text:s text:c="3"/>560</text:p>
          </table:table-cell>
          <table:table-cell table:style-name="ce102" office:value-type="float" office:value="525" calcext:value-type="float">
            <text:p><text:s text:c="3"/>525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80" calcext:value-type="float">
            <text:p><text:s text:c="3"/>280</text:p>
          </table:table-cell>
          <table:table-cell table:style-name="ce112" office:value-type="float" office:value="272" calcext:value-type="float">
            <text:p><text:s text:c="3"/>27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80" calcext:value-type="float">
            <text:p><text:s text:c="3"/>280</text:p>
          </table:table-cell>
          <table:table-cell table:style-name="ce103" office:value-type="float" office:value="253" calcext:value-type="float">
            <text:p><text:s text:c="3"/>253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88" calcext:value-type="float">
            <text:p><text:s text:c="3"/>288</text:p>
          </table:table-cell>
          <table:table-cell table:style-name="ce102" office:value-type="float" office:value="276" calcext:value-type="float">
            <text:p><text:s text:c="3"/>27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44" calcext:value-type="float">
            <text:p><text:s text:c="3"/>144</text:p>
          </table:table-cell>
          <table:table-cell table:style-name="ce112" office:value-type="float" office:value="142" calcext:value-type="float">
            <text:p><text:s text:c="3"/>14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56" calcext:value-type="float">
            <text:p><text:s text:c="3"/>156</text:p>
          </table:table-cell>
          <table:table-cell table:style-name="ce100" office:value-type="float" office:value="146" calcext:value-type="float">
            <text:p><text:s text:c="3"/>146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style-name="ce112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6年11月3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9556" calcext:value-type="float">
            <text:p><text:s text:c="3"/>29,556</text:p>
          </table:table-cell>
          <table:table-cell table:style-name="ce43" office:value-type="float" office:value="27828" calcext:value-type="float">
            <text:p><text:s text:c="3"/>27,828</text:p>
          </table:table-cell>
          <table:table-cell table:style-name="ce43" office:value-type="float" office:value="27820" calcext:value-type="float">
            <text:p><text:s text:c="3"/>27,820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782" calcext:value-type="float">
            <text:p><text:s text:c="3"/>782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459" calcext:value-type="float">
            <text:p><text:s text:c="3"/>459</text:p>
          </table:table-cell>
          <table:table-cell table:style-name="ce43" office:value-type="float" office:value="267" calcext:value-type="float">
            <text:p><text:s text:c="3"/>267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66" calcext:value-type="float">
            <text:p><text:s text:c="3"/>26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4371" calcext:value-type="float">
            <text:p><text:s text:c="3"/>14,371</text:p>
          </table:table-cell>
          <table:table-cell table:style-name="ce44" office:value-type="float" office:value="14367" calcext:value-type="float">
            <text:p><text:s text:c="3"/>14,36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215" calcext:value-type="float">
            <text:p><text:s text:c="3"/>215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3457" calcext:value-type="float">
            <text:p><text:s text:c="3"/>13,457</text:p>
          </table:table-cell>
          <table:table-cell table:style-name="ce44" office:value-type="float" office:value="13453" calcext:value-type="float">
            <text:p><text:s text:c="3"/>13,45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05" calcext:value-type="float">
            <text:p><text:s text:c="3"/>705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436" calcext:value-type="float">
            <text:p><text:s text:c="3"/>436</text:p>
          </table:table-cell>
          <table:table-cell table:style-name="ce44" office:value-type="float" office:value="505" calcext:value-type="float">
            <text:p><text:s text:c="3"/>505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385" calcext:value-type="float">
            <text:p><text:s text:c="3"/>38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696" calcext:value-type="float">
            <text:p><text:s text:c="3"/>26,696</text:p>
          </table:table-cell>
          <table:table-cell table:style-name="ce43" office:value-type="float" office:value="24901" calcext:value-type="float">
            <text:p><text:s text:c="3"/>24,901</text:p>
          </table:table-cell>
          <table:table-cell table:style-name="ce43" office:value-type="float" office:value="24893" calcext:value-type="float">
            <text:p><text:s text:c="3"/>24,893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133" calcext:value-type="float">
            <text:p><text:s text:c="3"/>133</text:p>
          </table:table-cell>
          <table:table-cell table:style-name="ce43" office:value-type="float" office:value="928" calcext:value-type="float">
            <text:p><text:s text:c="3"/>928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128" calcext:value-type="float">
            <text:p><text:s text:c="3"/>128</text:p>
          </table:table-cell>
          <table:table-cell table:style-name="ce43" office:value-type="float" office:value="647" calcext:value-type="float">
            <text:p><text:s text:c="3"/>647</text:p>
          </table:table-cell>
          <table:table-cell table:style-name="ce43" office:value-type="float" office:value="286" calcext:value-type="float">
            <text:p><text:s text:c="3"/>286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8" office:value-type="float" office:value="281" calcext:value-type="float">
            <text:p><text:s text:c="3"/>28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2929" calcext:value-type="float">
            <text:p><text:s text:c="3"/>12,929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310" calcext:value-type="float">
            <text:p><text:s text:c="3"/>31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05" calcext:value-type="float">
            <text:p><text:s text:c="3"/>305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9" office:value-type="float" office:value="231" calcext:value-type="float">
            <text:p><text:s text:c="3"/>23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1972" calcext:value-type="float">
            <text:p><text:s text:c="3"/>11,972</text:p>
          </table:table-cell>
          <table:table-cell table:style-name="ce44" office:value-type="float" office:value="11968" calcext:value-type="float">
            <text:p><text:s text:c="3"/>11,96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69" calcext:value-type="float">
            <text:p><text:s text:c="3"/>569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479" calcext:value-type="float">
            <text:p><text:s text:c="3"/>47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51" calcext:value-type="float">
            <text:p><text:s text:c="3"/>751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623" calcext:value-type="float">
            <text:p><text:s text:c="3"/>623</text:p>
          </table:table-cell>
          <table:table-cell table:style-name="ce44" office:value-type="float" office:value="700" calcext:value-type="float">
            <text:p><text:s text:c="3"/>700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573" calcext:value-type="float">
            <text:p><text:s text:c="3"/>57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31059" calcext:value-type="float">
            <text:p><text:s text:c="3"/>31,059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1070" calcext:value-type="float">
            <text:p><text:s text:c="3"/>1,07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328" calcext:value-type="float">
            <text:p><text:s text:c="3"/>328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24" calcext:value-type="float">
            <text:p><text:s text:c="3"/>32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6104" calcext:value-type="float">
            <text:p><text:s text:c="3"/>16,104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5" calcext:value-type="float">
            <text:p><text:s text:c="3"/>5</text:p>
          </table:table-cell>
          <table:table-cell table:number-columns-repeated="2" table:style-name="ce44" office:value-type="float" office:value="62" calcext:value-type="float">
            <text:p><text:s text:c="3"/>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53" calcext:value-type="float">
            <text:p><text:s text:c="3"/>25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2" calcext:value-type="float">
            <text:p><text:s text:c="3"/>25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14955" calcext:value-type="float">
            <text:p><text:s text:c="3"/>14,95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754" calcext:value-type="float">
            <text:p><text:s text:c="3"/>754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682" calcext:value-type="float">
            <text:p><text:s text:c="3"/>68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10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20076" calcext:value-type="float">
            <text:p><text:s text:c="3"/>220,076</text:p>
          </table:table-cell>
          <table:table-cell table:style-name="ce41" office:value-type="float" office:value="202504" calcext:value-type="float">
            <text:p><text:s text:c="3"/>202,504</text:p>
          </table:table-cell>
          <table:table-cell table:style-name="ce41" office:value-type="float" office:value="202455" calcext:value-type="float">
            <text:p><text:s text:c="3"/>202,455</text:p>
          </table:table-cell>
          <table:table-cell table:style-name="ce41" office:value-type="float" office:value="49" calcext:value-type="float">
            <text:p><text:s text:c="3"/>49</text:p>
          </table:table-cell>
          <table:table-cell table:style-name="ce41" office:value-type="float" office:value="6424" calcext:value-type="float">
            <text:p><text:s text:c="3"/>6,424</text:p>
          </table:table-cell>
          <table:table-cell table:style-name="ce41" office:value-type="float" office:value="921" calcext:value-type="float">
            <text:p><text:s text:c="3"/>921</text:p>
          </table:table-cell>
          <table:table-cell table:style-name="ce41" office:value-type="float" office:value="5503" calcext:value-type="float">
            <text:p><text:s text:c="3"/>5,503</text:p>
          </table:table-cell>
          <table:table-cell table:style-name="ce41" office:value-type="float" office:value="1085" calcext:value-type="float">
            <text:p><text:s text:c="3"/>1,085</text:p>
          </table:table-cell>
          <table:table-cell table:style-name="ce41" office:value-type="float" office:value="51" calcext:value-type="float">
            <text:p><text:s text:c="3"/>51</text:p>
          </table:table-cell>
          <table:table-cell table:style-name="ce41" office:value-type="float" office:value="1034" calcext:value-type="float">
            <text:p><text:s text:c="3"/>1,034</text:p>
          </table:table-cell>
          <table:table-cell table:style-name="ce41" office:value-type="float" office:value="10063" calcext:value-type="float">
            <text:p><text:s text:c="3"/>10,063</text:p>
          </table:table-cell>
          <table:table-cell table:style-name="ce41" office:value-type="float" office:value="1199" calcext:value-type="float">
            <text:p><text:s text:c="3"/>1,199</text:p>
          </table:table-cell>
          <table:table-cell table:style-name="ce41" office:value-type="float" office:value="8864" calcext:value-type="float">
            <text:p><text:s text:c="3"/>8,864</text:p>
          </table:table-cell>
          <table:table-cell table:style-name="ce41" office:value-type="float" office:value="7094" calcext:value-type="float">
            <text:p><text:s text:c="3"/>7,094</text:p>
          </table:table-cell>
          <table:table-cell table:style-name="ce41" office:value-type="float" office:value="1185" calcext:value-type="float">
            <text:p><text:s text:c="3"/>1,185</text:p>
          </table:table-cell>
          <table:table-cell table:style-name="ce41" office:value-type="float" office:value="5909" calcext:value-type="float">
            <text:p><text:s text:c="3"/>5,909</text:p>
          </table:table-cell>
          <table:table-cell table:style-name="ce41" office:value-type="float" office:value="2969" calcext:value-type="float">
            <text:p><text:s text:c="3"/>2,969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76" office:value-type="float" office:value="2955" calcext:value-type="float">
            <text:p><text:s text:c="3"/>2,95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10038" calcext:value-type="float">
            <text:p><text:s text:c="3"/>110,038</text:p>
          </table:table-cell>
          <table:table-cell table:style-name="ce42" office:value-type="float" office:value="105610" calcext:value-type="float">
            <text:p><text:s text:c="3"/>105,610</text:p>
          </table:table-cell>
          <table:table-cell table:style-name="ce42" office:value-type="float" office:value="105585" calcext:value-type="float">
            <text:p><text:s text:c="3"/>105,585</text:p>
          </table:table-cell>
          <table:table-cell table:style-name="ce42" office:value-type="float" office:value="25" calcext:value-type="float">
            <text:p><text:s text:c="3"/>25</text:p>
          </table:table-cell>
          <table:table-cell table:style-name="ce42" office:value-type="float" office:value="683" calcext:value-type="float">
            <text:p><text:s text:c="3"/>68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647" calcext:value-type="float">
            <text:p><text:s text:c="3"/>647</text:p>
          </table:table-cell>
          <table:table-cell table:style-name="ce42" office:value-type="float" office:value="497" calcext:value-type="float">
            <text:p><text:s text:c="3"/>497</text:p>
          </table:table-cell>
          <table:table-cell table:style-name="ce42" office:value-type="float" office:value="25" calcext:value-type="float">
            <text:p><text:s text:c="3"/>25</text:p>
          </table:table-cell>
          <table:table-cell table:style-name="ce42" office:value-type="float" office:value="472" calcext:value-type="float">
            <text:p><text:s text:c="3"/>472</text:p>
          </table:table-cell>
          <table:table-cell table:style-name="ce42" office:value-type="float" office:value="3248" calcext:value-type="float">
            <text:p><text:s text:c="3"/>3,248</text:p>
          </table:table-cell>
          <table:table-cell table:style-name="ce42" office:value-type="float" office:value="34" calcext:value-type="float">
            <text:p><text:s text:c="3"/>34</text:p>
          </table:table-cell>
          <table:table-cell table:style-name="ce42" office:value-type="float" office:value="3214" calcext:value-type="float">
            <text:p><text:s text:c="3"/>3,214</text:p>
          </table:table-cell>
          <table:table-cell table:style-name="ce42" office:value-type="float" office:value="825" calcext:value-type="float">
            <text:p><text:s text:c="3"/>825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802" calcext:value-type="float">
            <text:p><text:s text:c="3"/>802</text:p>
          </table:table-cell>
          <table:table-cell table:style-name="ce42" office:value-type="float" office:value="2423" calcext:value-type="float">
            <text:p><text:s text:c="3"/>2,423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77" office:value-type="float" office:value="2412" calcext:value-type="float">
            <text:p><text:s text:c="3"/>2,41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10038" calcext:value-type="float">
            <text:p><text:s text:c="3"/>110,038</text:p>
          </table:table-cell>
          <table:table-cell table:style-name="ce42" office:value-type="float" office:value="96894" calcext:value-type="float">
            <text:p><text:s text:c="3"/>96,894</text:p>
          </table:table-cell>
          <table:table-cell table:style-name="ce42" office:value-type="float" office:value="96870" calcext:value-type="float">
            <text:p><text:s text:c="3"/>96,870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5741" calcext:value-type="float">
            <text:p><text:s text:c="3"/>5,741</text:p>
          </table:table-cell>
          <table:table-cell table:style-name="ce42" office:value-type="float" office:value="885" calcext:value-type="float">
            <text:p><text:s text:c="3"/>885</text:p>
          </table:table-cell>
          <table:table-cell table:style-name="ce42" office:value-type="float" office:value="4856" calcext:value-type="float">
            <text:p><text:s text:c="3"/>4,856</text:p>
          </table:table-cell>
          <table:table-cell table:style-name="ce42" office:value-type="float" office:value="588" calcext:value-type="float">
            <text:p><text:s text:c="3"/>588</text:p>
          </table:table-cell>
          <table:table-cell table:style-name="ce42" office:value-type="float" office:value="26" calcext:value-type="float">
            <text:p><text:s text:c="3"/>26</text:p>
          </table:table-cell>
          <table:table-cell table:style-name="ce42" office:value-type="float" office:value="562" calcext:value-type="float">
            <text:p><text:s text:c="3"/>562</text:p>
          </table:table-cell>
          <table:table-cell table:style-name="ce42" office:value-type="float" office:value="6815" calcext:value-type="float">
            <text:p><text:s text:c="3"/>6,815</text:p>
          </table:table-cell>
          <table:table-cell table:style-name="ce42" office:value-type="float" office:value="1165" calcext:value-type="float">
            <text:p><text:s text:c="3"/>1,165</text:p>
          </table:table-cell>
          <table:table-cell table:style-name="ce42" office:value-type="float" office:value="5650" calcext:value-type="float">
            <text:p><text:s text:c="3"/>5,650</text:p>
          </table:table-cell>
          <table:table-cell table:style-name="ce42" office:value-type="float" office:value="6269" calcext:value-type="float">
            <text:p><text:s text:c="3"/>6,269</text:p>
          </table:table-cell>
          <table:table-cell table:style-name="ce42" office:value-type="float" office:value="1162" calcext:value-type="float">
            <text:p><text:s text:c="3"/>1,162</text:p>
          </table:table-cell>
          <table:table-cell table:style-name="ce42" office:value-type="float" office:value="5107" calcext:value-type="float">
            <text:p><text:s text:c="3"/>5,107</text:p>
          </table:table-cell>
          <table:table-cell table:style-name="ce42" office:value-type="float" office:value="546" calcext:value-type="float">
            <text:p><text:s text:c="3"/>54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543" calcext:value-type="float">
            <text:p><text:s text:c="3"/>54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26904" calcext:value-type="float">
            <text:p><text:s text:c="3"/>26,90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2" calcext:value-type="float">
            <text:p><text:s text:c="3"/>82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856" calcext:value-type="float">
            <text:p><text:s text:c="3"/>85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13957" calcext:value-type="float">
            <text:p><text:s text:c="3"/>13,9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22" calcext:value-type="float">
            <text:p><text:s text:c="3"/>32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60" calcext:value-type="float">
            <text:p><text:s text:c="3"/>2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number-columns-repeated="2" table:style-name="ce44" office:value-type="float" office:value="12947" calcext:value-type="float">
            <text:p><text:s text:c="3"/>12,94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656" calcext:value-type="float">
            <text:p><text:s text:c="3"/>65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483" calcext:value-type="float">
            <text:p><text:s text:c="3"/>48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17832" calcext:value-type="float">
            <text:p><text:s text:c="3"/>17,83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488" calcext:value-type="float">
            <text:p><text:s text:c="3"/>488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87" calcext:value-type="float">
            <text:p><text:s text:c="3"/>687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418" calcext:value-type="float">
            <text:p><text:s text:c="3"/>418</text:p>
          </table:table-cell>
          <table:table-cell table:style-name="ce43" office:value-type="float" office:value="271" calcext:value-type="float">
            <text:p><text:s text:c="3"/>27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number-columns-repeated="2" table:style-name="ce44" office:value-type="float" office:value="9260" calcext:value-type="float">
            <text:p><text:s text:c="3"/>9,26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84" calcext:value-type="float">
            <text:p><text:s text:c="3"/>28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216" calcext:value-type="float">
            <text:p><text:s text:c="3"/>21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8572" calcext:value-type="float">
            <text:p><text:s text:c="3"/>8,57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03" calcext:value-type="float">
            <text:p><text:s text:c="3"/>403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349" calcext:value-type="float">
            <text:p><text:s text:c="3"/>34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22602" calcext:value-type="float">
            <text:p><text:s text:c="3"/>22,6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1257" calcext:value-type="float">
            <text:p><text:s text:c="3"/>1,257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364" calcext:value-type="float">
            <text:p><text:s text:c="3"/>36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61" calcext:value-type="float">
            <text:p><text:s text:c="3"/>3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1904" calcext:value-type="float">
            <text:p><text:s text:c="3"/>11,90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6" calcext:value-type="float">
            <text:p><text:s text:c="3"/>38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10698" calcext:value-type="float">
            <text:p><text:s text:c="3"/>10,69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511" calcext:value-type="float">
            <text:p><text:s text:c="3"/>51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71" calcext:value-type="float">
            <text:p><text:s text:c="3"/>871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01" calcext:value-type="float">
            <text:p><text:s text:c="3"/>80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18203" calcext:value-type="float">
            <text:p><text:s text:c="3"/>18,20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762" calcext:value-type="float">
            <text:p><text:s text:c="3"/>76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493" calcext:value-type="float">
            <text:p><text:s text:c="3"/>9,49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1" calcext:value-type="float">
            <text:p><text:s text:c="3"/>27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8710" calcext:value-type="float">
            <text:p><text:s text:c="3"/>8,71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45" calcext:value-type="float">
            <text:p><text:s text:c="3"/>445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28363" calcext:value-type="float">
            <text:p><text:s text:c="3"/>28,36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540" calcext:value-type="float">
            <text:p><text:s text:c="3"/>540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857" calcext:value-type="float">
            <text:p><text:s text:c="3"/>85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4587" calcext:value-type="float">
            <text:p><text:s text:c="3"/>14,58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256" calcext:value-type="float">
            <text:p><text:s text:c="3"/>2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13776" calcext:value-type="float">
            <text:p><text:s text:c="3"/>13,7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9" calcext:value-type="float">
            <text:p><text:s text:c="3"/>469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23" calcext:value-type="float">
            <text:p><text:s text:c="3"/>523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3" calcext:value-type="float">
            <text:p><text:s text:c="3"/>4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19336" calcext:value-type="float">
            <text:p><text:s text:c="3"/>19,33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55" calcext:value-type="float">
            <text:p><text:s text:c="3"/>55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869" calcext:value-type="float">
            <text:p><text:s text:c="3"/>869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0093" calcext:value-type="float">
            <text:p><text:s text:c="3"/>10,09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5" calcext:value-type="float">
            <text:p><text:s text:c="3"/>335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9243" calcext:value-type="float">
            <text:p><text:s text:c="3"/>9,24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16144" calcext:value-type="float">
            <text:p><text:s text:c="3"/>16,14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46" calcext:value-type="float">
            <text:p><text:s text:c="3"/>546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8479" calcext:value-type="float">
            <text:p><text:s text:c="3"/>8,47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7665" calcext:value-type="float">
            <text:p><text:s text:c="3"/>7,66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87" calcext:value-type="float">
            <text:p><text:s text:c="3"/>48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14328" calcext:value-type="float">
            <text:p><text:s text:c="3"/>14,32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963" calcext:value-type="float">
            <text:p><text:s text:c="3"/>963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658" calcext:value-type="float">
            <text:p><text:s text:c="3"/>658</text:p>
          </table:table-cell>
          <table:table-cell table:style-name="ce43" office:value-type="float" office:value="308" calcext:value-type="float">
            <text:p><text:s text:c="3"/>30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7602" calcext:value-type="float">
            <text:p><text:s text:c="3"/>7,60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8" calcext:value-type="float">
            <text:p><text:s text:c="3"/>24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726" calcext:value-type="float">
            <text:p><text:s text:c="3"/>6,72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14019" calcext:value-type="float">
            <text:p><text:s text:c="3"/>14,01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566" calcext:value-type="float">
            <text:p><text:s text:c="3"/>566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580" calcext:value-type="float">
            <text:p><text:s text:c="3"/>580</text:p>
          </table:table-cell>
          <table:table-cell table:style-name="ce43" office:value-type="float" office:value="269" calcext:value-type="float">
            <text:p><text:s text:c="3"/>26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7420" calcext:value-type="float">
            <text:p><text:s text:c="3"/>7,42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90" calcext:value-type="float">
            <text:p><text:s text:c="3"/>29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599" calcext:value-type="float">
            <text:p><text:s text:c="3"/>6,59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24724" calcext:value-type="float">
            <text:p><text:s text:c="3"/>24,72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601" calcext:value-type="float">
            <text:p><text:s text:c="3"/>601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2790" calcext:value-type="float">
            <text:p><text:s text:c="3"/>12,7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244" calcext:value-type="float">
            <text:p><text:s text:c="3"/>2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43" calcext:value-type="float">
            <text:p><text:s text:c="3"/>24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11934" calcext:value-type="float">
            <text:p><text:s text:c="3"/>11,9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441" calcext:value-type="float">
            <text:p><text:s text:c="3"/>44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70" calcext:value-type="float">
            <text:p><text:s text:c="3"/>570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6年11月3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204" meta:object-count="0"/>
    <meta:generator>LibreOffice/5.0.6.2$Linux_X86_64 LibreOffice_project/00$Build-2</meta:generator>
  </office:meta>
</office:document-meta>
</file>